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Heading_20_1" style:master-page-name="MP0">
      <style:paragraph-properties style:page-number="auto" fo:break-before="page"/>
    </style:style>
    <style:style style:name="P3" style:family="paragraph" style:parent-style-name="Normal">
      <style:text-properties officeooo:rsid="00327445" officeooo:paragraph-rsid="00327445"/>
    </style:style>
    <style:style style:name="P4" style:family="paragraph" style:parent-style-name="Normal">
      <style:text-properties officeooo:rsid="00335a7e" officeooo:paragraph-rsid="00335a7e"/>
    </style:style>
    <style:style style:name="P5" style:family="paragraph" style:parent-style-name="Normal">
      <style:text-properties officeooo:rsid="0034dcd5" officeooo:paragraph-rsid="0034dcd5"/>
    </style:style>
    <style:style style:name="P6" style:family="paragraph" style:parent-style-name="Normal">
      <style:text-properties officeooo:rsid="00383878" officeooo:paragraph-rsid="00383878"/>
    </style:style>
    <style:style style:name="P7" style:family="paragraph" style:parent-style-name="Normal">
      <style:text-properties officeooo:rsid="0039f1e4" officeooo:paragraph-rsid="0039f1e4"/>
    </style:style>
    <style:style style:name="P8" style:family="paragraph" style:parent-style-name="Normal">
      <style:text-properties officeooo:rsid="003a2c9e" officeooo:paragraph-rsid="003a2c9e"/>
    </style:style>
    <style:style style:name="P9" style:family="paragraph" style:parent-style-name="Normal">
      <style:text-properties officeooo:rsid="003a8a44" officeooo:paragraph-rsid="003a8a44"/>
    </style:style>
    <style:style style:name="P10" style:family="paragraph" style:parent-style-name="Normal">
      <style:text-properties officeooo:rsid="003c67f1" officeooo:paragraph-rsid="003c67f1"/>
    </style:style>
    <style:style style:name="P11" style:family="paragraph" style:parent-style-name="Normal">
      <style:text-properties officeooo:rsid="003e3389" officeooo:paragraph-rsid="003e3389"/>
    </style:style>
    <style:style style:name="P12" style:family="paragraph" style:parent-style-name="Normal">
      <style:text-properties officeooo:rsid="003feeae" officeooo:paragraph-rsid="003feeae"/>
    </style:style>
    <style:style style:name="P13" style:family="paragraph" style:parent-style-name="Normal">
      <style:paragraph-properties fo:break-before="page"/>
    </style:style>
    <style:style style:name="P14" style:family="paragraph" style:parent-style-name="Normal">
      <style:paragraph-properties fo:break-before="page"/>
      <style:text-properties officeooo:rsid="0039f1e4" officeooo:paragraph-rsid="0039f1e4"/>
    </style:style>
    <style:style style:name="P15" style:family="paragraph" style:parent-style-name="Normal">
      <style:paragraph-properties fo:break-before="page"/>
      <style:text-properties officeooo:rsid="003feeae" officeooo:paragraph-rsid="003feeae"/>
    </style:style>
    <style:style style:name="T1" style:family="text">
      <style:text-properties officeooo:rsid="002fd814"/>
    </style:style>
    <style:style style:name="T2" style:family="text">
      <style:text-properties fo:color="#2e74b5" loext:opacity="100%" style:font-name="Calibri Light" fo:font-size="16pt" officeooo:rsid="002fd814" style:font-name-asian="Times New Roman" style:font-size-asian="16pt" style:font-name-complex="Calibri Light" style:font-size-complex="16pt"/>
    </style:style>
    <style:style style:name="T3" style:family="text">
      <style:text-properties officeooo:rsid="0031467d"/>
    </style:style>
    <style:style style:name="T4" style:family="text">
      <style:text-properties officeooo:rsid="00327445"/>
    </style:style>
    <style:style style:name="T5" style:family="text">
      <style:text-properties officeooo:rsid="0034dcd5"/>
    </style:style>
    <style:style style:name="T6" style:family="text">
      <style:text-properties officeooo:rsid="003691c0"/>
    </style:style>
    <style:style style:name="T7" style:family="text">
      <style:text-properties officeooo:rsid="0039f1e4"/>
    </style:style>
    <style:style style:name="T8" style:family="text">
      <style:text-properties officeooo:rsid="003fee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Assembly Tutorial, Lesson <text:span text:style-name="T2">6: The Stack</text:span></text:h>
      <text:p text:style-name="Normal">[Title Slide]</text:p>
      <text:p text:style-name="Normal">Hi, there! This is Matt Heffernan. Welcome back to my channel. This is the <text:span text:style-name="T1">sixth</text:span> episode of my tutorial series on Z80 assembly language development, targeting the Sinclair ZX Spectrum to learn how to program a simple system starting at the very lowest level. If you haven’t seen the first episode, I strongly encourage you to go back to my channel, and don’t forget to subscribe and click the bell to be notified when the next episode comes out, and start this playlist from the beginning.</text:p>
      <text:p text:style-name="Normal">So far in this series, we have learned the basics of assembly language and went over how to move data using all of the different addressing modes, <text:span text:style-name="T3">branching around with conditional instructions, and doing some basic arithmetic. In all of these examples, we’ve been making use of the stack to preserve register values and call routines, </text:span><text:span text:style-name="T4">but now we’re going to go deeper and see all the different ways that you can interact with the Z80 stack and how different instructions affect it.</text:span></text:p>
      <text:p text:style-name="P3">[cut to slide 2 – Z80 architecture]</text:p>
      <text:p text:style-name="P4">As we’ve seen before, the Z80 has a full 16-bit stack pointer register, named SP for short. This is in contrast to other 8-bit CPUs like the 6502, which only has an 8-bit stack pointer, forcing the stack to fit within a single page of RAM. For the Z80, the stack can not only span multiple pages, but it can start anywhere in RAM and grow to fill up as much memory as you can give it.</text:p>
      <text:p text:style-name="P4">[cut to slide 3 – Spectrum memory map]</text:p>
      <text:p text:style-name="P4">For the ZX Spectrum 48k, RAM starts at hex address 4000 and goes all the way to the end of the memory space at hex FFFF. Sinclair BASIC <text:span text:style-name="T5">places the stack all the way to the end of the Free User RAM, but once you go into your assembly code, you can move that stack anywhere that you want, as long as it can grow freely without overwriting any code or data, or start trying to push into the ROM segment.</text:span></text:p>
      <text:p text:style-name="P5">[cut to slide 4 – Stack behavior]</text:p>
      <text:p text:style-name="P5">Let’s take a look at how basic stack operations work. Generally, data is pushed to the stack as 16-bit words, whether that is through pushing register values, or by calling a routine and pushing the return address. Every push is going to decrement SP by 2 and then store a word at that address. Every pop, either into a general purpose register or a return that will reset the program counter, will take the word from the address in SP, then increment SP by 2.</text:p>
      <text:p text:style-name="P5">Here we see some code that will push some data on the stack, call a routine, and then pop that data back off. The org statement starts the code at hex 8000, so let’s assume going in that the program counter, or PC, is already at 8000 and this code is about to execute from the beginning.</text:p>
      <text:p text:style-name="P5">At this time, we don’t know the values of any <text:span text:style-name="T6">other </text:span>registers or the <text:span text:style-name="T6">location or </text:span>contents of the current stack. <text:span text:style-name="T7">But that will change after the execution of the next instruction.</text:span></text:p>
      <text:p text:style-name="P6">[cut to slide 5]</text:p>
      <text:p text:style-name="P7">At hex 8000 is an immediate load of hex FF58 into HL. This, of course, loads FF into H and 58 into L, and then the PC points to the next instruction at hex 8003, as this instruction was 3 bytes long.</text:p>
      <text:p text:style-name="P7"/>
      <text:p text:style-name="P14">[cut to slide 6]</text:p>
      <text:p text:style-name="P8">Next we load the value in HL into the stack pointer, and this will reset the stack to start right behind hex FF58, which is where the user-defined graphics characters are and will remain untouched by the stack. And with our code starting at hex 8000, we have the better part of 32k between the code and the stack, which gives us lots of room to grow both of them.</text:p>
      <text:p text:style-name="P8">[cut to slide 7]</text:p>
      <text:p text:style-name="P9">Next we push the value in HL to the stack, which decrements SP to hex FF56, where we now see that original SP address FF58. Note that the value is stored as little-endian, with the hex 58 at the very top of the stack, and the FF in the next byte.</text:p>
      <text:p text:style-name="P9">[cut to slide 8]</text:p>
      <text:p text:style-name="P10">Now we call the foo routine, which is at hex 800A, so that address goes right into the PC, and the <text:s/>address of the next instruction, hex 8008, is pushed onto the stack, growing it by another 2 bytes and SP is now at hex FF54.</text:p>
      <text:p text:style-name="P10">[cut to slide 9]</text:p>
      <text:p text:style-name="P10">Now we go to the first instruction of the foo routine, which loads a new value into HL, replacing that original stack pointer address. But we know it’s not lost because we pushed it to the stack before calling foo.</text:p>
      <text:p text:style-name="P10">[cut to slide 10]</text:p>
      <text:p text:style-name="P10">So now when we return, the address of the next instruction to execute is popped off the stack and stored in PC and the stack shrinks with SP going back to hex FF56.</text:p>
      <text:p text:style-name="P10">[cut to slide 11]</text:p>
      <text:p text:style-name="P10">Of course, going back to that address will go to the instruction after the call, which pops the old value of HL back off the stack. This will bring both SP and HL back to hex FF58, as the stack is now empty again. The PC moves on to the next instruction, which is a halt, meaning that our execution is done. But now we can see how values and addresses can mingle on the stack and can help us preserve values temporarily. At each point, we are only dealing with the top of the stack, so the order of operations is very important to prevent the stack from being corrupted. Misplacing pushes and pops can cause a lot of issues, and is indeed one of the most common bugs that happen during development.</text:p>
      <text:p text:style-name="P11">[cut to slide 12 – CALL effects]</text:p>
      <text:p text:style-name="P11">We’ve already seen how the call instruction works, not just in the previous code snippet, but in most of the videos in this series, especially in episode 4, where we looked at how a call can be conditional or unconditional, and that changes both the syntax and behavior of the instruction. An unconditional call will always result in the routine being called, and the sole operand will be that routine’s address, which goes right into the program counter. <text:span text:style-name="T8">If a conditional call is taken, the new PC address will come from the second operand. Then, in either case, the stack pointer is decremented by 2 and the address of the next instruction is stored there. This will be the current <text:s/>address in PC plus 3, as the all call instructions are 3 bytes long. If a conditional call is not taken, then the stack is unaffected and the PC will be immediately set to the next address three bytes ahead.</text:span></text:p>
      <text:p text:style-name="P15">[cut to slide 13 – RST]</text:p>
      <text:p text:style-name="P12"/>
      <text:p text:style-name="P10"/>
      <text:p text:style-name="P10"/>
      <text:p text:style-name="Normal"/>
      <text:p text:style-name="Normal"/>
      <text:p text:style-name="P1">[scroll to bottom]</text:p>
      <text:p text:style-name="Normal">All that’s left is the SAVESNA macro to generate a snapshot named <text:span text:style-name="T1">stack</text:span>.sna. To generate this, of course, we have a build script.</text:p>
      <text:p text:style-name="Normal">[switch to build.sh tab]</text:p>
      <text:p text:style-name="Normal">We just call sjasmplus with the lst option to generate a machine code listing and then pass it the name of our assembly file, <text:span text:style-name="T1">stack</text:span>.asm. Now let’s go to the terminal and run it.</text:p>
      <text:p text:style-name="Normal">[cut to terminal]</text:p>
      <text:p text:style-name="Normal">We run build.sh… and then do a directory listing and see that the <text:span text:style-name="T3">stack</text:span>.sna snapshot file is there. So let’s load it into the emulator.</text:p>
      <text:p text:style-name="P1">[cut to emulator]</text:p>
      <text:p text:style-name="Normal">We’re using Fuse again, so we hit F3 and select <text:span text:style-name="T3">stack</text:span>.sna and let it run. <text:span text:style-name="T3">And now we see the red and cyan stripes, just as we expected. You may have also noticed that the pattern was generated almost instantaneously, compared to the slow rendering of most bitmaps on the Spectrum. This is thanks to the speed of using the stack operations, which are much faster than using the register indirect addressing that data filling usually requires. So that’s all we have for this episode. Next time I’ll be going into more bit-twiddling techniques through the use of Boolean logic and other bitwise operations. Until then, keep playing with the stack, and see what other things you can do with this example.S</text:span></text:p>
      <text:p text:style-name="Normal">[start loading patreon.szx]</text:p>
      <text:p text:style-name="Normal">In the linked GitHub repo you’ll find not only this code, but all of the code examples for each lesson and all of the slides presented in this series. In the README, you’ll also find links to some additional materials that can help explain what’s going on and provide some needed background in case your programming experience is a bit limited.</text:p>
      <text:p text:style-name="Normal">Please subscribe to my channel and click the bell to be notified when the next episode comes out, and please like this video if you learned anything and let YouTube know that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swiss"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5.2$Linux_X86_64 LibreOffice_project/10$Build-2</meta:generator>
    <dc:title/>
    <dc:description/>
    <dc:subject/>
    <meta:initial-creator>MATTHEW HEFFERNAN</meta:initial-creator>
    <meta:creation-date>2021-06-22T18:58:00Z</meta:creation-date>
    <dc:date>2021-09-01T01:22:54.404667431</dc:date>
    <meta:editing-cycles>173</meta:editing-cycles>
    <meta:editing-duration>PT20H2M44S</meta:editing-duration>
    <meta:document-statistic meta:table-count="0" meta:image-count="0" meta:object-count="0" meta:page-count="5" meta:paragraph-count="40" meta:word-count="1509" meta:character-count="8046" meta:non-whitespace-character-count="6570"/>
    <meta:template xlink:type="simple" xlink:actuate="onRequest" xlink:title="" xlink:href="../../Lesson5/Lesson5_Script.odt/Normal.dotm"/>
  </office:meta>
</office:document-meta>
</file>